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P8" style:family="paragraph" style:parent-style-name="Standard" style:list-style-name="L1">
      <style:text-properties officeooo:rsid="0012caea" officeooo:paragraph-rsid="0012caea"/>
    </style:style>
    <style:style style:name="P9" style:family="paragraph" style:parent-style-name="Standard" style:list-style-name="L1">
      <style:text-properties officeooo:rsid="0017760b" officeooo:paragraph-rsid="0017760b"/>
    </style:style>
    <style:style style:name="P10" style:family="paragraph" style:parent-style-name="Standard" style:list-style-name="L1">
      <style:text-properties officeooo:rsid="001925e6" officeooo:paragraph-rsid="001925e6"/>
    </style:style>
    <style:style style:name="P11" style:family="paragraph" style:parent-style-name="Standard" style:list-style-name="L1">
      <style:text-properties officeooo:rsid="001b661a" officeooo:paragraph-rsid="001b661a"/>
    </style:style>
    <style:style style:name="P12" style:family="paragraph" style:parent-style-name="Standard" style:list-style-name="L1">
      <style:text-properties officeooo:rsid="001d5499" officeooo:paragraph-rsid="001d5499"/>
    </style:style>
    <style:style style:name="P13" style:family="paragraph" style:parent-style-name="Standard" style:list-style-name="L1">
      <style:text-properties officeooo:rsid="001e97e0" officeooo:paragraph-rsid="001e97e0"/>
    </style:style>
    <style:style style:name="P14" style:family="paragraph" style:parent-style-name="Standard" style:list-style-name="L1">
      <style:text-properties officeooo:rsid="001f2496" officeooo:paragraph-rsid="001f2496"/>
    </style:style>
    <style:style style:name="P15" style:family="paragraph" style:parent-style-name="Standard" style:list-style-name="L1">
      <style:text-properties officeooo:rsid="002078ca" officeooo:paragraph-rsid="002078ca"/>
    </style:style>
    <style:style style:name="P16" style:family="paragraph" style:parent-style-name="Standard" style:list-style-name="L1">
      <style:text-properties officeooo:rsid="002192d2" officeooo:paragraph-rsid="002192d2"/>
    </style:style>
    <style:style style:name="P17" style:family="paragraph" style:parent-style-name="Standard" style:list-style-name="L1">
      <style:text-properties officeooo:rsid="00245002" officeooo:paragraph-rsid="00245002"/>
    </style:style>
    <style:style style:name="P18" style:family="paragraph" style:parent-style-name="Standard" style:list-style-name="L1">
      <style:text-properties officeooo:rsid="0026f32a" officeooo:paragraph-rsid="0026f32a"/>
    </style:style>
    <style:style style:name="P19" style:family="paragraph" style:parent-style-name="Standard" style:list-style-name="L1">
      <style:text-properties officeooo:rsid="00295203" officeooo:paragraph-rsid="00295203"/>
    </style:style>
    <style:style style:name="P20" style:family="paragraph" style:parent-style-name="Standard" style:list-style-name="L1">
      <style:text-properties officeooo:rsid="002b50f0" officeooo:paragraph-rsid="002b50f0"/>
    </style:style>
    <style:style style:name="P21" style:family="paragraph" style:parent-style-name="Standard" style:list-style-name="L1">
      <style:text-properties officeooo:rsid="002c6bf8" officeooo:paragraph-rsid="002c6bf8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style:style style:name="T3" style:family="text">
      <style:text-properties officeooo:rsid="001966a1"/>
    </style:style>
    <style:style style:name="T4" style:family="text">
      <style:text-properties officeooo:rsid="001bcb99"/>
    </style:style>
    <style:style style:name="T5" style:family="text">
      <style:text-properties officeooo:rsid="002192d2"/>
    </style:style>
    <style:style style:name="T6" style:family="text">
      <style:text-properties officeooo:rsid="00236294"/>
    </style:style>
    <style:style style:name="T7" style:family="text">
      <style:text-properties officeooo:rsid="00245002"/>
    </style:style>
    <style:style style:name="T8" style:family="text">
      <style:text-properties officeooo:rsid="002a35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224460206143557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8">The answer may be wrong(Always suspects the answers the computer gives).</text:p>
        </text:list-item>
        <text:list-item>
          <text:p text:style-name="P9">Source codes are easy to write but hard to read, to understand a program, reading the source codes should be the last thing to do.</text:p>
        </text:list-item>
        <text:list-item>
          <text:p text:style-name="P10">To write high quality source codes, <text:span text:style-name="T3">check the source codes not only from a developer's view, but also from a source codes consumer's(other developers who invoke your source code) view, and the source code tester's view, and also review and re-factoring.</text:span></text:p>
        </text:list-item>
        <text:list-item>
          <text:p text:style-name="P11">Progressive Disclosure, is a concept in User Interface Design which advocates only presenting to the user the information they need <text:span text:style-name="T4">WHEN they need it</text:span>.</text:p>
        </text:list-item>
        <text:list-item>
          <text:p text:style-name="P12">Plans will be forgotten, schedules will be delayed, standards will be corrupted, this is the reality.</text:p>
        </text:list-item>
        <text:list-item>
          <text:p text:style-name="P13">The highest reality is the time and the desire.</text:p>
        </text:list-item>
        <text:list-item>
          <text:p text:style-name="P14">Methods are not learned from others, they're tried out by oneself.</text:p>
        </text:list-item>
        <text:list-item>
          <text:p text:style-name="P15">Learn from what happened to VB6:</text:p>
          <text:p text:style-name="P15"><text:a xlink:type="simple" xlink:href="http://www.i-programmer.info/news/136-open-source/7454-microsoft-refuses-to-open-source-vb6.html">http://www.i-programmer.info/news/136-open-source/7454-microsoft-refuses-to-open-source-vb6.html</text:a></text:p>
          <text:list>
            <text:list-item>
              <text:p text:style-name="P15">better to use an open-source language. <text:span text:style-name="T5">B</text:span>ecause <text:span text:style-name="T5">an open-source language</text:span> has more supporters, and it will keep developing with time. You won't lose all your investment because of the laguage is abandoned by the controlling company.</text:p>
            </text:list-item>
            <text:list-item>
              <text:p text:style-name="P16">VB6 and Javascript are examples that a<text:span text:style-name="T7">n</text:span> ugly, misunderstood, misused language can also have a large user group <text:span text:style-name="T6">and can be widely used </text:span>because of various reasons.</text:p>
            </text:list-item>
            <text:list-item>
              <text:p text:style-name="P17">the trend now is: web app and cloud computing</text:p>
            </text:list-item>
          </text:list>
        </text:list-item>
        <text:list-item>
          <text:p text:style-name="P18">Programming requires practice: you won't learn how to program just by reading the book, much like you wouldn't learn how to play guitar just by reading a book on how to play guitar.</text:p>
        </text:list-item>
        <text:list-item>
          <text:p text:style-name="P19">It's impossible to learn all at one go. Pick up <text:span text:style-name="T8">2 to 3 best books to read at a time.</text:span></text:p>
        </text:list-item>
        <text:list-item>
          <text:p text:style-name="P20">Defensive programming. </text:p>
        </text:list-item>
        <text:list-item>
          <text:p text:style-name="P21">If a thing can happen, it will.</text:p>
        </text:list-item>
        <text:list-item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5M6S</meta:editing-duration>
    <meta:editing-cycles>40</meta:editing-cycles>
    <meta:generator>LibreOffice/4.2.5.2$Windows_x86 LibreOffice_project/61cb170a04bb1f12e77c884eab9192be736ec5f5</meta:generator>
    <dc:date>2014-07-02T15:33:33.085000000</dc:date>
    <meta:document-statistic meta:table-count="0" meta:image-count="0" meta:object-count="0" meta:page-count="1" meta:paragraph-count="29" meta:word-count="397" meta:character-count="2371" meta:non-whitespace-character-count="2029"/>
    <meta:user-defined meta:name="Info 1"/>
    <meta:user-defined meta:name="Info 2"/>
    <meta:user-defined meta:name="Info 3"/>
    <meta:user-defined meta:name="Info 4"/>
  </office:meta>
</office:document-meta>
</file>